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3mm"/>
    </style:style>
    <style:style style:name="co2" style:family="table-column">
      <style:table-column-properties fo:break-before="auto" style:column-width="19.4mm"/>
    </style:style>
    <style:style style:name="co3" style:family="table-column">
      <style:table-column-properties fo:break-before="auto" style:column-width="25.42mm"/>
    </style:style>
    <style:style style:name="co4" style:family="table-column">
      <style:table-column-properties fo:break-before="auto" style:column-width="189.37mm"/>
    </style:style>
    <style:style style:name="co6" style:family="table-column">
      <style:table-column-properties fo:break-before="auto" style:column-width="33.73mm"/>
    </style:style>
    <style:style style:name="co5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04.49mm"/>
    </style:style>
    <style:style style:name="co14" style:family="table-column">
      <style:table-column-properties fo:break-before="auto" style:column-width="108.64mm"/>
    </style:style>
    <style:style style:name="co15" style:family="table-column">
      <style:table-column-properties fo:break-before="auto" style:column-width="34.33mm"/>
    </style:style>
    <style:style style:name="co16" style:family="table-column">
      <style:table-column-properties fo:break-before="auto" style:column-width="84.65mm"/>
    </style:style>
    <style:style style:name="co12" style:family="table-column">
      <style:table-column-properties fo:break-before="auto" style:column-width="34.89mm"/>
    </style:style>
    <style:style style:name="co13" style:family="table-column">
      <style:table-column-properties fo:break-before="auto" style:column-width="77.12mm"/>
    </style:style>
    <style:style style:name="co17" style:family="table-column">
      <style:table-column-properties fo:break-before="auto" style:column-width="79.11mm"/>
    </style:style>
    <style:style style:name="co18" style:family="table-column">
      <style:table-column-properties fo:break-before="auto" style:column-width="15.75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275.34mm"/>
    </style:style>
    <style:style style:name="ro1" style:family="table-row">
      <style:table-row-properties style:row-height="28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5.7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53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99ffff"/>
      <style:text-properties style:text-position="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MX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3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6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99ffff"/>
    </style:style>
    <style:style style:name="ce13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4">
      <style:table-cell-properties fo:wrap-option="wrap"/>
      <style:text-properties fo:color="#000000" style:text-outline="false" style:text-line-through-style="none" style:text-line-through-type="none" style:font-name="Liberation Serif" fo:font-size="9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able-cell-properties fo:wrap-option="wrap"/>
      <style:text-properties fo:color="#000000" style:text-outline="false" style:text-line-through-style="none" style:text-line-through-type="none" style:font-name="Liberation Serif" fo:font-size="9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MX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DejaVu Sans" style:font-name-complex="Lohit Devanagari"/>
    </style:style>
    <style:style style:name="T2" style:family="text">
      <style:text-properties style:font-name="Liberation Sans" style:font-name-asian="DejaVu Sans" style:font-name-complex="Lohit Devanagari"/>
    </style:style>
  </office:automatic-styles>
  <office:body>
    <office:spreadsheet>
      <table:calculation-settings table:automatic-find-labels="false"/>
      <table:table table:name="Cat_Categor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ampos</text:p>
          </table:table-cell>
          <table:table-cell table:style-name="ce1" office:value-type="string" calcext:value-type="string">
            <text:p>Datos</text:p>
          </table:table-cell>
          <table:table-cell/>
          <table:table-cell office:value-type="string" calcext:value-type="string">
            <text:p>CREATE TABLE Cat_Categoria</text:p>
            <text:p>(</text:p>
            <text:p>Id_Categoria int primary key,</text:p>
            <text:p>Categoria varchar(255),</text:p>
            <text:p>Fecha_Alta date,</text:p>
            <text:p><text:span text:style-name="T1">Fecha_Baja date</text:span></text:p>
            <text:p>);</text:p>
          </table:table-cell>
        </table:table-row>
        <table:table-row table:style-name="ro2">
          <table:table-cell office:value-type="string" calcext:value-type="string">
            <text:p>Id_Categoria</text:p>
          </table:table-cell>
          <table:table-cell office:value-type="string" calcext:value-type="string">
            <text:p>Anillos</text:p>
          </table:table-cell>
          <table:table-cell office:value-type="float" office:value="1" calcext:value-type="float">
            <text:p>1</text:p>
          </table:table-cell>
          <table:table-cell table:formula="of:=&quot;insert into Cat_Categoria values (&quot; &amp;[.C2] &amp; &quot;,'&quot; &amp; [.B2] &amp;&quot;',sysdate(),null );&quot;" office:value-type="string" office:string-value="insert into Cat_Categoria values (1,'Anillos',sysdate(),null );" calcext:value-type="string">
            <text:p>insert into Cat_Categoria values (1,'Anillos',sysdate(),null );</text:p>
          </table:table-cell>
        </table:table-row>
        <table:table-row table:style-name="ro2">
          <table:table-cell office:value-type="string" calcext:value-type="string">
            <text:p>Categoria</text:p>
          </table:table-cell>
          <table:table-cell office:value-type="string" calcext:value-type="string">
            <text:p>Aretes</text:p>
          </table:table-cell>
          <table:table-cell office:value-type="float" office:value="2" calcext:value-type="float">
            <text:p>2</text:p>
          </table:table-cell>
          <table:table-cell table:formula="of:=&quot;insert into Cat_Categoria values (&quot; &amp;[.C3] &amp; &quot;,'&quot; &amp; [.B3] &amp;&quot;',sysdate(),null );&quot;" office:value-type="string" office:string-value="insert into Cat_Categoria values (2,'Aretes',sysdate(),null );" calcext:value-type="string">
            <text:p>insert into Cat_Categoria values (2,'Aretes',sysdate(),null );</text:p>
          </table:table-cell>
        </table:table-row>
        <table:table-row table:style-name="ro2">
          <table:table-cell office:value-type="string" calcext:value-type="string">
            <text:p>Fecha_Alta</text:p>
          </table:table-cell>
          <table:table-cell office:value-type="string" calcext:value-type="string">
            <text:p>Argollas</text:p>
          </table:table-cell>
          <table:table-cell office:value-type="float" office:value="3" calcext:value-type="float">
            <text:p>3</text:p>
          </table:table-cell>
          <table:table-cell table:formula="of:=&quot;insert into Cat_Categoria values (&quot; &amp;[.C4] &amp; &quot;,'&quot; &amp; [.B4] &amp;&quot;',sysdate(),null );&quot;" office:value-type="string" office:string-value="insert into Cat_Categoria values (3,'Argollas',sysdate(),null );" calcext:value-type="string">
            <text:p>insert into Cat_Categoria values (3,'Argollas',sysdate(),null );</text:p>
          </table:table-cell>
        </table:table-row>
        <table:table-row table:style-name="ro2">
          <table:table-cell office:value-type="string" calcext:value-type="string">
            <text:p>Fecha_Baja</text:p>
          </table:table-cell>
          <table:table-cell office:value-type="string" calcext:value-type="string">
            <text:p>Arracadas</text:p>
          </table:table-cell>
          <table:table-cell office:value-type="float" office:value="4" calcext:value-type="float">
            <text:p>4</text:p>
          </table:table-cell>
          <table:table-cell table:formula="of:=&quot;insert into Cat_Categoria values (&quot; &amp;[.C5] &amp; &quot;,'&quot; &amp; [.B5] &amp;&quot;',sysdate(),null );&quot;" office:value-type="string" office:string-value="insert into Cat_Categoria values (4,'Arracadas',sysdate(),null );" calcext:value-type="string">
            <text:p>insert into Cat_Categoria values (4,'Arracadas',sysdate(),null );</text:p>
          </table:table-cell>
        </table:table-row>
        <table:table-row table:style-name="ro2">
          <table:table-cell/>
          <table:table-cell office:value-type="string" calcext:value-type="string">
            <text:p>Cadenas</text:p>
          </table:table-cell>
          <table:table-cell office:value-type="float" office:value="5" calcext:value-type="float">
            <text:p>5</text:p>
          </table:table-cell>
          <table:table-cell table:formula="of:=&quot;insert into Cat_Categoria values (&quot; &amp;[.C6] &amp; &quot;,'&quot; &amp; [.B6] &amp;&quot;',sysdate(),null );&quot;" office:value-type="string" office:string-value="insert into Cat_Categoria values (5,'Cadenas',sysdate(),null );" calcext:value-type="string">
            <text:p>insert into Cat_Categoria values (5,'Cadenas',sysdate(),null );</text:p>
          </table:table-cell>
        </table:table-row>
        <table:table-row table:style-name="ro2">
          <table:table-cell/>
          <table:table-cell office:value-type="string" calcext:value-type="string">
            <text:p>Collares</text:p>
          </table:table-cell>
          <table:table-cell office:value-type="float" office:value="6" calcext:value-type="float">
            <text:p>6</text:p>
          </table:table-cell>
          <table:table-cell table:formula="of:=&quot;insert into Cat_Categoria values (&quot; &amp;[.C7] &amp; &quot;,'&quot; &amp; [.B7] &amp;&quot;',sysdate(),null );&quot;" office:value-type="string" office:string-value="insert into Cat_Categoria values (6,'Collares',sysdate(),null );" calcext:value-type="string">
            <text:p>insert into Cat_Categoria values (6,'Collares',sysdate(),null );</text:p>
          </table:table-cell>
        </table:table-row>
        <table:table-row table:style-name="ro2">
          <table:table-cell/>
          <table:table-cell office:value-type="string" calcext:value-type="string">
            <text:p>Dijes</text:p>
          </table:table-cell>
          <table:table-cell office:value-type="float" office:value="7" calcext:value-type="float">
            <text:p>7</text:p>
          </table:table-cell>
          <table:table-cell table:formula="of:=&quot;insert into Cat_Categoria values (&quot; &amp;[.C8] &amp; &quot;,'&quot; &amp; [.B8] &amp;&quot;',sysdate(),null );&quot;" office:value-type="string" office:string-value="insert into Cat_Categoria values (7,'Dijes',sysdate(),null );" calcext:value-type="string">
            <text:p>insert into Cat_Categoria values (7,'Dijes',sysdate(),null );</text:p>
          </table:table-cell>
        </table:table-row>
        <table:table-row table:style-name="ro2">
          <table:table-cell/>
          <table:table-cell office:value-type="string" calcext:value-type="string">
            <text:p>Pulseras</text:p>
          </table:table-cell>
          <table:table-cell office:value-type="float" office:value="8" calcext:value-type="float">
            <text:p>8</text:p>
          </table:table-cell>
          <table:table-cell table:formula="of:=&quot;insert into Cat_Categoria values (&quot; &amp;[.C9] &amp; &quot;,'&quot; &amp; [.B9] &amp;&quot;',sysdate(),null );&quot;" office:value-type="string" office:string-value="insert into Cat_Categoria values (8,'Pulseras',sysdate(),null );" calcext:value-type="string">
            <text:p>insert into Cat_Categoria values (8,'Pulseras',sysdate(),null );</text:p>
          </table:table-cell>
        </table:table-row>
      </table:table>
      <table:table table:name="Cat_Tipo_Producto" table:style-name="ta1"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Campos</text:p>
          </table:table-cell>
          <table:table-cell table:style-name="ce1" office:value-type="string" calcext:value-type="string">
            <text:p>Datos</text:p>
          </table:table-cell>
          <table:table-cell/>
          <table:table-cell office:value-type="string" calcext:value-type="string">
            <text:p>CREATE TABLE Cat_Tipo_Producto</text:p>
            <text:p>(</text:p>
            <text:p>Id_Tipo_Producto int primary key,</text:p>
            <text:p>Tipo_Producto varchar(255),</text:p>
            <text:p>Fecha_Alta date,</text:p>
            <text:p><text:span text:style-name="T1">Fecha_Baja date</text:span></text:p>
            <text:p>);</text:p>
          </table:table-cell>
        </table:table-row>
        <table:table-row table:style-name="ro2">
          <table:table-cell office:value-type="string" calcext:value-type="string">
            <text:p>Id_Tipo_Producto</text:p>
          </table:table-cell>
          <table:table-cell office:value-type="string" calcext:value-type="string">
            <text:p>Oro</text:p>
          </table:table-cell>
          <table:table-cell office:value-type="float" office:value="1" calcext:value-type="float">
            <text:p>1</text:p>
          </table:table-cell>
          <table:table-cell table:formula="of:=&quot;insert into Cat_Tipo_Producto values (&quot; &amp;[.C2] &amp; &quot;,'&quot; &amp; [.B2] &amp;&quot;',sysdate(),null );&quot;" office:value-type="string" office:string-value="insert into Cat_Tipo_Producto values (1,'Oro',sysdate(),null );" calcext:value-type="string">
            <text:p>insert into Cat_Tipo_Producto values (1,'Oro',sysdate(),null );</text:p>
          </table:table-cell>
        </table:table-row>
        <table:table-row table:style-name="ro2">
          <table:table-cell office:value-type="string" calcext:value-type="string">
            <text:p>Tipo_Producto</text:p>
          </table:table-cell>
          <table:table-cell office:value-type="string" calcext:value-type="string">
            <text:p>Plata</text:p>
          </table:table-cell>
          <table:table-cell office:value-type="float" office:value="2" calcext:value-type="float">
            <text:p>2</text:p>
          </table:table-cell>
          <table:table-cell table:formula="of:=&quot;insert into Cat_Tipo_Producto values (&quot; &amp;[.C3] &amp; &quot;,'&quot; &amp; [.B3] &amp;&quot;',sysdate(),null );&quot;" office:value-type="string" office:string-value="insert into Cat_Tipo_Producto values (2,'Plata',sysdate(),null );" calcext:value-type="string">
            <text:p>insert into Cat_Tipo_Producto values (2,'Plata',sysdate(),null );</text:p>
          </table:table-cell>
        </table:table-row>
        <table:table-row table:style-name="ro2">
          <table:table-cell office:value-type="string" calcext:value-type="string">
            <text:p>Fecha_Alta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cha_Baja</text:p>
          </table:table-cell>
          <table:table-cell table:number-columns-repeated="3"/>
        </table:table-row>
      </table:table>
      <table:table table:name="Tbl_Articulo" table:style-name="ta1">
        <table:table-column table:style-name="co12" table:default-cell-style-name="Default"/>
        <table:table-column table:style-name="co13" table:default-cell-style-name="ce13"/>
        <table:table-column table:style-name="co17" table:default-cell-style-name="Default"/>
        <table:table-column table:style-name="co18" table:default-cell-style-name="ce14"/>
        <table:table-column table:style-name="co19" table:default-cell-style-name="Default"/>
        <table:table-column table:style-name="co20" table:default-cell-style-name="Default"/>
        <table:table-column table:style-name="co5" table:number-columns-repeated="3" table:default-cell-style-name="Default"/>
        <table:table-row table:style-name="ro8">
          <table:table-cell table:style-name="ce12" office:value-type="string" calcext:value-type="string">
            <text:p>Campos</text:p>
          </table:table-cell>
          <table:table-cell table:style-name="ce12" office:value-type="string" calcext:value-type="string">
            <text:p>Datos</text:p>
          </table:table-cell>
          <table:table-cell office:value-type="string" calcext:value-type="string">
            <text:p>IMAGEN</text:p>
          </table:table-cell>
          <table:table-cell table:style-name="Default" office:value-type="string" calcext:value-type="string">
            <text:p>Costo</text:p>
          </table:table-cell>
          <table:table-cell/>
          <table:table-cell office:value-type="string" calcext:value-type="string">
            <text:p>CREATE TABLE Tbl_Articulo</text:p>
            <text:p>(</text:p>
            <text:p>Id_Articulo int primary key,</text:p>
            <text:p>Articulo varchar (100),</text:p>
            <text:p>Codigo varchar (10),</text:p>
            <text:p><text:span text:style-name="T2">Precio float (6,4),</text:span></text:p>
            <text:p>Observacion varchar (255),</text:p>
            <text:p>UrlImagen varchar (100),</text:p>
            <text:p>Id_Tipo_Producto int,</text:p>
            <text:p>Fecha_Alta date,</text:p>
            <text:p><text:span text:style-name="T2">Fecha_Baja date,</text:span></text:p>
            <text:p><text:span text:style-name="T2">Fecha_Modificacion date</text:span></text:p>
            <text:p>)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d_Articulo</text:p>
          </table:table-cell>
          <table:table-cell office:value-type="string" calcext:value-type="string">
            <text:p><text:a xlink:href="http://articulo.mercadolibre.com.mx/MLM-511263335-oro-violadores-sol-luna-y-corazon-aretes-14k-_JM" xlink:type="simple">Oro Violadores Sol Luna Y Corazon Aretes 14k</text:a></text:p>
          </table:table-cell>
          <table:table-cell office:value-type="string" calcext:value-type="string">
            <text:p>images/joyeria/957601-MLM20387028143_082015-Y.jpg</text:p>
          </table:table-cell>
          <table:table-cell office:value-type="float" office:value="2781.85" calcext:value-type="float">
            <text:p>2,781.85</text:p>
          </table:table-cell>
          <table:table-cell office:value-type="float" office:value="1" calcext:value-type="float">
            <text:p>1</text:p>
          </table:table-cell>
          <table:table-cell table:formula="of:=&quot;insert into Tbl_Articulo values (&quot; &amp;[.E2] &amp; &quot;,'&quot; &amp; [.B2] &amp; &quot;',null,&quot; &amp; [.D2] &amp; &quot;,null,'&quot; &amp; [.C2] &amp; &quot;', sysdate(),null,null );&quot;" office:value-type="string" office:string-value="insert into Tbl_Articulo values (1,'Oro Violadores Sol Luna Y Corazon Aretes 14k',null,2781.85,null,'images/joyeria/957601-MLM20387028143_082015-Y.jpg', sysdate(),null,null );" calcext:value-type="string">
            <text:p>insert into Tbl_Articulo values (1,'Oro Violadores Sol Luna Y Corazon Aretes 14k',null,2781.85,null,'images/joyeria/957601-MLM20387028143_082015-Y.jpg', sysdate(),null,null );</text:p>
          </table:table-cell>
          <table:table-cell table:number-columns-repeated="2"/>
          <table:table-cell office:value-type="float" office:value="156.23" calcext:value-type="float">
            <text:p>156.23</text:p>
          </table:table-cell>
        </table:table-row>
        <table:table-row table:style-name="ro2">
          <table:table-cell office:value-type="string" calcext:value-type="string">
            <text:p>Articulo</text:p>
          </table:table-cell>
          <table:table-cell office:value-type="string" calcext:value-type="string">
            <text:p>Violadores Elefante Con Volumen Aretes Oro 14k</text:p>
          </table:table-cell>
          <table:table-cell office:value-type="string" calcext:value-type="string">
            <text:p>images/joyeria/525701-MLM20387280862_082015-Y.jpg</text:p>
          </table:table-cell>
          <table:table-cell table:style-name="ce15" office:value-type="float" office:value="4140" calcext:value-type="float">
            <text:p>4,140.00</text:p>
          </table:table-cell>
          <table:table-cell office:value-type="float" office:value="2" calcext:value-type="float">
            <text:p>2</text:p>
          </table:table-cell>
          <table:table-cell table:formula="of:=&quot;insert into Tbl_Articulo values (&quot; &amp;[.E3] &amp; &quot;,'&quot; &amp; [.B3] &amp; &quot;',null,&quot; &amp; [.D3] &amp; &quot;,null,'&quot; &amp; [.C3] &amp; &quot;', sysdate(),null,null );&quot;" office:value-type="string" office:string-value="insert into Tbl_Articulo values (2,'Violadores Elefante Con Volumen Aretes Oro 14k',null,4140,null,'images/joyeria/525701-MLM20387280862_082015-Y.jpg', sysdate(),null,null );" calcext:value-type="string">
            <text:p>insert into Tbl_Articulo values (2,'Violadores Elefante Con Volumen Aretes Oro 14k',null,4140,null,'images/joyeria/525701-MLM20387280862_082015-Y.jpg', sysdate(),null,null )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go</text:p>
          </table:table-cell>
          <table:table-cell office:value-type="string" calcext:value-type="string">
            <text:p>Aretes 14k Violadores Delfin</text:p>
          </table:table-cell>
          <table:table-cell office:value-type="string" calcext:value-type="string">
            <text:p>images/joyeria/804701-MLM20386891451_082015-Y.jpg</text:p>
          </table:table-cell>
          <table:table-cell table:style-name="ce15" office:value-type="float" office:value="1164.95" calcext:value-type="float">
            <text:p>1,164.95</text:p>
          </table:table-cell>
          <table:table-cell office:value-type="float" office:value="3" calcext:value-type="float">
            <text:p>3</text:p>
          </table:table-cell>
          <table:table-cell table:formula="of:=&quot;insert into Tbl_Articulo values (&quot; &amp;[.E4] &amp; &quot;,'&quot; &amp; [.B4] &amp; &quot;',null,&quot; &amp; [.D4] &amp; &quot;,null,'&quot; &amp; [.C4] &amp; &quot;', sysdate(),null,null );&quot;" office:value-type="string" office:string-value="insert into Tbl_Articulo values (3,'Aretes 14k Violadores Delfin',null,1164.95,null,'images/joyeria/804701-MLM20386891451_082015-Y.jpg', sysdate(),null,null );" calcext:value-type="string">
            <text:p>insert into Tbl_Articulo values (3,'Aretes 14k Violadores Delfin',null,1164.95,null,'images/joyeria/804701-MLM20386891451_082015-Y.jpg', sysdate(),null,null )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ecio</text:p>
          </table:table-cell>
          <table:table-cell office:value-type="string" calcext:value-type="string">
            <text:p>Violadores Curvos Jaspeados 14k Aretes Oro</text:p>
          </table:table-cell>
          <table:table-cell office:value-type="string" calcext:value-type="string">
            <text:p>images/joyeria/703701-MLM20387864284_082015-Y.jpg</text:p>
          </table:table-cell>
          <table:table-cell table:style-name="ce15" office:value-type="float" office:value="2666.65" calcext:value-type="float">
            <text:p>2,666.65</text:p>
          </table:table-cell>
          <table:table-cell office:value-type="float" office:value="4" calcext:value-type="float">
            <text:p>4</text:p>
          </table:table-cell>
          <table:table-cell table:formula="of:=&quot;insert into Tbl_Articulo values (&quot; &amp;[.E5] &amp; &quot;,'&quot; &amp; [.B5] &amp; &quot;',null,&quot; &amp; [.D5] &amp; &quot;,null,'&quot; &amp; [.C5] &amp; &quot;', sysdate(),null,null );&quot;" office:value-type="string" office:string-value="insert into Tbl_Articulo values (4,'Violadores Curvos Jaspeados 14k Aretes Oro',null,2666.65,null,'images/joyeria/703701-MLM20387864284_082015-Y.jpg', sysdate(),null,null );" calcext:value-type="string">
            <text:p>insert into Tbl_Articulo values (4,'Violadores Curvos Jaspeados 14k Aretes Oro',null,2666.65,null,'images/joyeria/703701-MLM20387864284_082015-Y.jpg', sysdate(),null,null )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bservacion</text:p>
          </table:table-cell>
          <table:table-cell office:value-type="string" calcext:value-type="string">
            <text:p><text:a xlink:href="http://articulo.mercadolibre.com.mx/MLM-511253272-violadores-14k-luna-_JM" xlink:type="simple">Violadores 14k Luna</text:a></text:p>
          </table:table-cell>
          <table:table-cell office:value-type="string" calcext:value-type="string">
            <text:p>images/joyeria/454701-MLM20386939493_082015-Y.jpg</text:p>
          </table:table-cell>
          <table:table-cell office:value-type="float" office:value="1099.4" calcext:value-type="float">
            <text:p>1,099.40</text:p>
          </table:table-cell>
          <table:table-cell office:value-type="float" office:value="5" calcext:value-type="float">
            <text:p>5</text:p>
          </table:table-cell>
          <table:table-cell table:formula="of:=&quot;insert into Tbl_Articulo values (&quot; &amp;[.E6] &amp; &quot;,'&quot; &amp; [.B6] &amp; &quot;',null,&quot; &amp; [.D6] &amp; &quot;,null,'&quot; &amp; [.C6] &amp; &quot;', sysdate(),null,null );&quot;" office:value-type="string" office:string-value="insert into Tbl_Articulo values (5,'Violadores 14k Luna',null,1099.4,null,'images/joyeria/454701-MLM20386939493_082015-Y.jpg', sysdate(),null,null );" calcext:value-type="string">
            <text:p>insert into Tbl_Articulo values (5,'Violadores 14k Luna',null,1099.4,null,'images/joyeria/454701-MLM20386939493_082015-Y.jpg', sysdate(),null,null )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rlImagen</text:p>
          </table:table-cell>
          <table:table-cell office:value-type="string" calcext:value-type="string">
            <text:p><text:a xlink:href="http://articulo.mercadolibre.com.mx/MLM-511270274-violadores-estrella-14k-oro-aretes-_JM" xlink:type="simple">Violadores Estrella 14k Oro Aretes</text:a></text:p>
          </table:table-cell>
          <table:table-cell office:value-type="string" calcext:value-type="string">
            <text:p>images/joyeria/457601-MLM20387124764_082015-Y.jpg</text:p>
          </table:table-cell>
          <table:table-cell office:value-type="float" office:value="1099.4" calcext:value-type="float">
            <text:p>1,099.40</text:p>
          </table:table-cell>
          <table:table-cell office:value-type="float" office:value="6" calcext:value-type="float">
            <text:p>6</text:p>
          </table:table-cell>
          <table:table-cell table:formula="of:=&quot;insert into Tbl_Articulo values (&quot; &amp;[.E7] &amp; &quot;,'&quot; &amp; [.B7] &amp; &quot;',null,&quot; &amp; [.D7] &amp; &quot;,null,'&quot; &amp; [.C7] &amp; &quot;', sysdate(),null,null );&quot;" office:value-type="string" office:string-value="insert into Tbl_Articulo values (6,'Violadores Estrella 14k Oro Aretes',null,1099.4,null,'images/joyeria/457601-MLM20387124764_082015-Y.jpg', sysdate(),null,null );" calcext:value-type="string">
            <text:p>insert into Tbl_Articulo values (6,'Violadores Estrella 14k Oro Aretes',null,1099.4,null,'images/joyeria/457601-MLM20387124764_082015-Y.jpg', sysdate(),null,null )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cha_Alta</text:p>
          </table:table-cell>
          <table:table-cell office:value-type="string" calcext:value-type="string">
            <text:p><text:a xlink:href="http://articulo.mercadolibre.com.mx/MLM-511296285-violadores-estilo-florentino-14k-arete-oro-_JM" xlink:type="simple">Violadores Estilo Florentino 14k Arete Oro</text:a></text:p>
          </table:table-cell>
          <table:table-cell office:value-type="string" calcext:value-type="string">
            <text:p>images/joyeria/777601-MLM20387395426_082015-Y.jpg</text:p>
          </table:table-cell>
          <table:table-cell office:value-type="float" office:value="1850" calcext:value-type="float">
            <text:p>1,850.00</text:p>
          </table:table-cell>
          <table:table-cell office:value-type="float" office:value="7" calcext:value-type="float">
            <text:p>7</text:p>
          </table:table-cell>
          <table:table-cell table:formula="of:=&quot;insert into Tbl_Articulo values (&quot; &amp;[.E8] &amp; &quot;,'&quot; &amp; [.B8] &amp; &quot;',null,&quot; &amp; [.D8] &amp; &quot;,null,'&quot; &amp; [.C8] &amp; &quot;', sysdate(),null,null );&quot;" office:value-type="string" office:string-value="insert into Tbl_Articulo values (7,'Violadores Estilo Florentino 14k Arete Oro',null,1850,null,'images/joyeria/777601-MLM20387395426_082015-Y.jpg', sysdate(),null,null );" calcext:value-type="string">
            <text:p>insert into Tbl_Articulo values (7,'Violadores Estilo Florentino 14k Arete Oro',null,1850,null,'images/joyeria/777601-MLM20387395426_082015-Y.jpg', sysdate(),null,null )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cha_Baja</text:p>
          </table:table-cell>
          <table:table-cell office:value-type="string" calcext:value-type="string">
            <text:p><text:a xlink:href="http://articulo.mercadolibre.com.mx/MLM-511269386-violadores-corazon-14k-aretes-de-oro-_JM" xlink:type="simple">Violadores Corazón 14k Aretes De Oro</text:a></text:p>
          </table:table-cell>
          <table:table-cell office:value-type="string" calcext:value-type="string">
            <text:p>images/joyeria/739601-MLM20387105939_082015-Y.jpg</text:p>
          </table:table-cell>
          <table:table-cell office:value-type="float" office:value="1035" calcext:value-type="float">
            <text:p>1,035.00</text:p>
          </table:table-cell>
          <table:table-cell office:value-type="float" office:value="8" calcext:value-type="float">
            <text:p>8</text:p>
          </table:table-cell>
          <table:table-cell table:formula="of:=&quot;insert into Tbl_Articulo values (&quot; &amp;[.E9] &amp; &quot;,'&quot; &amp; [.B9] &amp; &quot;',null,&quot; &amp; [.D9] &amp; &quot;,null,'&quot; &amp; [.C9] &amp; &quot;', sysdate(),null,null );&quot;" office:value-type="string" office:string-value="insert into Tbl_Articulo values (8,'Violadores Corazón 14k Aretes De Oro',null,1035,null,'images/joyeria/739601-MLM20387105939_082015-Y.jpg', sysdate(),null,null );" calcext:value-type="string">
            <text:p>insert into Tbl_Articulo values (8,'Violadores Corazón 14k Aretes De Oro',null,1035,null,'images/joyeria/739601-MLM20387105939_082015-Y.jpg', sysdate(),null,null );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cha_Modificacion</text:p>
          </table:table-cell>
          <table:table-cell office:value-type="string" calcext:value-type="string">
            <text:p><text:a xlink:href="http://articulo.mercadolibre.com.mx/MLM-511265010-violadores-elefante-en-14k-oro-aretes-_JM" xlink:type="simple">Violadores Elefante En 14k Oro Aretes</text:a></text:p>
          </table:table-cell>
          <table:table-cell office:value-type="string" calcext:value-type="string">
            <text:p>images/joyeria/635701-MLM20387065297_082015-Y.jpg</text:p>
          </table:table-cell>
          <table:table-cell office:value-type="float" office:value="1229.35" calcext:value-type="float">
            <text:p>1,229.35</text:p>
          </table:table-cell>
          <table:table-cell office:value-type="float" office:value="9" calcext:value-type="float">
            <text:p>9</text:p>
          </table:table-cell>
          <table:table-cell table:formula="of:=&quot;insert into Tbl_Articulo values (&quot; &amp;[.E10] &amp; &quot;,'&quot; &amp; [.B10] &amp; &quot;',null,&quot; &amp; [.D10] &amp; &quot;,null,'&quot; &amp; [.C10] &amp; &quot;', sysdate(),null,null );&quot;" office:value-type="string" office:string-value="insert into Tbl_Articulo values (9,'Violadores Elefante En 14k Oro Aretes',null,1229.35,null,'images/joyeria/635701-MLM20387065297_082015-Y.jpg', sysdate(),null,null );" calcext:value-type="string">
            <text:p>insert into Tbl_Articulo values (9,'Violadores Elefante En 14k Oro Aretes',null,1229.35,null,'images/joyeria/635701-MLM20387065297_082015-Y.jpg', sysdate(),null,null )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://articulo.mercadolibre.com.mx/MLM-511276253-violadores-sol-aretes-14k-oro-_JM" xlink:type="simple">Violadores Sol Aretes 14k Oro</text:a></text:p>
          </table:table-cell>
          <table:table-cell office:value-type="string" calcext:value-type="string">
            <text:p>images/joyeria/433701-MLM20387164984_082015-Y.jpg</text:p>
          </table:table-cell>
          <table:table-cell office:value-type="float" office:value="1294.75" calcext:value-type="float">
            <text:p>1,294.75</text:p>
          </table:table-cell>
          <table:table-cell office:value-type="float" office:value="10" calcext:value-type="float">
            <text:p>10</text:p>
          </table:table-cell>
          <table:table-cell table:formula="of:=&quot;insert into Tbl_Articulo values (&quot; &amp;[.E11] &amp; &quot;,'&quot; &amp; [.B11] &amp; &quot;',null,&quot; &amp; [.D11] &amp; &quot;,null,'&quot; &amp; [.C11] &amp; &quot;', sysdate(),null,null );&quot;" office:value-type="string" office:string-value="insert into Tbl_Articulo values (10,'Violadores Sol Aretes 14k Oro',null,1294.75,null,'images/joyeria/433701-MLM20387164984_082015-Y.jpg', sysdate(),null,null );" calcext:value-type="string">
            <text:p>insert into Tbl_Articulo values (10,'Violadores Sol Aretes 14k Oro',null,1294.75,null,'images/joyeria/433701-MLM20387164984_082015-Y.jpg', sysdate(),null,null )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://articulo.mercadolibre.com.mx/MLM-511280653-violadores-cruz-14k-oro-aretes-_JM" xlink:type="simple">Violadores Cruz 14k Oro Aretes</text:a></text:p>
          </table:table-cell>
          <table:table-cell office:value-type="string" calcext:value-type="string">
            <text:p>images/joyeria/605701-MLM20387243498_082015-Y.jpg</text:p>
          </table:table-cell>
          <table:table-cell office:value-type="float" office:value="1099.4" calcext:value-type="float">
            <text:p>1,099.40</text:p>
          </table:table-cell>
          <table:table-cell office:value-type="float" office:value="11" calcext:value-type="float">
            <text:p>11</text:p>
          </table:table-cell>
          <table:table-cell table:formula="of:=&quot;insert into Tbl_Articulo values (&quot; &amp;[.E12] &amp; &quot;,'&quot; &amp; [.B12] &amp; &quot;',null,&quot; &amp; [.D12] &amp; &quot;,null,'&quot; &amp; [.C12] &amp; &quot;', sysdate(),null,null );&quot;" office:value-type="string" office:string-value="insert into Tbl_Articulo values (11,'Violadores Cruz 14k Oro Aretes',null,1099.4,null,'images/joyeria/605701-MLM20387243498_082015-Y.jpg', sysdate(),null,null );" calcext:value-type="string">
            <text:p>insert into Tbl_Articulo values (11,'Violadores Cruz 14k Oro Aretes',null,1099.4,null,'images/joyeria/605701-MLM20387243498_082015-Y.jpg', sysdate(),null,null )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://articulo.mercadolibre.com.mx/MLM-511287170-violadores-en-aro-14k-aretes-oro-_JM" xlink:type="simple">Violadores En Aro 14k Aretes Oro</text:a></text:p>
          </table:table-cell>
          <table:table-cell office:value-type="string" calcext:value-type="string">
            <text:p>images/joyeria/113701-MLM20387310689_082015-Y.jpg</text:p>
          </table:table-cell>
          <table:table-cell office:value-type="float" office:value="2386.26" calcext:value-type="float">
            <text:p>2,386.26</text:p>
          </table:table-cell>
          <table:table-cell office:value-type="float" office:value="12" calcext:value-type="float">
            <text:p>12</text:p>
          </table:table-cell>
          <table:table-cell table:formula="of:=&quot;insert into Tbl_Articulo values (&quot; &amp;[.E13] &amp; &quot;,'&quot; &amp; [.B13] &amp; &quot;',null,&quot; &amp; [.D13] &amp; &quot;,null,'&quot; &amp; [.C13] &amp; &quot;', sysdate(),null,null );&quot;" office:value-type="string" office:string-value="insert into Tbl_Articulo values (12,'Violadores En Aro 14k Aretes Oro',null,2386.26,null,'images/joyeria/113701-MLM20387310689_082015-Y.jpg', sysdate(),null,null );" calcext:value-type="string">
            <text:p>insert into Tbl_Articulo values (12,'Violadores En Aro 14k Aretes Oro',null,2386.26,null,'images/joyeria/113701-MLM20387310689_082015-Y.jpg', sysdate(),null,null )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://articulo.mercadolibre.com.mx/MLM-511282331-violadores-elefante-14k-oro-aretes-_JM" xlink:type="simple">Violadores Elefante 14k Oro Aretes</text:a></text:p>
          </table:table-cell>
          <table:table-cell office:value-type="string" calcext:value-type="string">
            <text:p>images/joyeria/196701-MLM20387263551_082015-Y.jpg</text:p>
          </table:table-cell>
          <table:table-cell office:value-type="float" office:value="1035" calcext:value-type="float">
            <text:p>1,035.00</text:p>
          </table:table-cell>
          <table:table-cell office:value-type="float" office:value="13" calcext:value-type="float">
            <text:p>13</text:p>
          </table:table-cell>
          <table:table-cell table:formula="of:=&quot;insert into Tbl_Articulo values (&quot; &amp;[.E14] &amp; &quot;,'&quot; &amp; [.B14] &amp; &quot;',null,&quot; &amp; [.D14] &amp; &quot;,null,'&quot; &amp; [.C14] &amp; &quot;', sysdate(),null,null );&quot;" office:value-type="string" office:string-value="insert into Tbl_Articulo values (13,'Violadores Elefante 14k Oro Aretes',null,1035,null,'images/joyeria/196701-MLM20387263551_082015-Y.jpg', sysdate(),null,null );" calcext:value-type="string">
            <text:p>insert into Tbl_Articulo values (13,'Violadores Elefante 14k Oro Aretes',null,1035,null,'images/joyeria/196701-MLM20387263551_082015-Y.jpg', sysdate(),null,null )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://articulo.mercadolibre.com.mx/MLM-511290352-violadores-media-luna-14k-aretes-oro-_JM" xlink:type="simple">Violadores Media Luna 14k Aretes Oro</text:a></text:p>
          </table:table-cell>
          <table:table-cell office:value-type="string" calcext:value-type="string">
            <text:p>images/joyeria/255701-MLM20387342600_082015-Y.jpg</text:p>
          </table:table-cell>
          <table:table-cell office:value-type="float" office:value="2745" calcext:value-type="float">
            <text:p>2,745.00</text:p>
          </table:table-cell>
          <table:table-cell office:value-type="float" office:value="14" calcext:value-type="float">
            <text:p>14</text:p>
          </table:table-cell>
          <table:table-cell table:formula="of:=&quot;insert into Tbl_Articulo values (&quot; &amp;[.E15] &amp; &quot;,'&quot; &amp; [.B15] &amp; &quot;',null,&quot; &amp; [.D15] &amp; &quot;,null,'&quot; &amp; [.C15] &amp; &quot;', sysdate(),null,null );&quot;" office:value-type="string" office:string-value="insert into Tbl_Articulo values (14,'Violadores Media Luna 14k Aretes Oro',null,2745,null,'images/joyeria/255701-MLM20387342600_082015-Y.jpg', sysdate(),null,null );" calcext:value-type="string">
            <text:p>insert into Tbl_Articulo values (14,'Violadores Media Luna 14k Aretes Oro',null,2745,null,'images/joyeria/255701-MLM20387342600_082015-Y.jpg', sysdate(),null,null )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://articulo.mercadolibre.com.mx/MLM-511291629-violadores-en-corazon-14k-oro-aretes-_JM" xlink:type="simple">Violadores En Corazón 14k Oro Aretes</text:a></text:p>
          </table:table-cell>
          <table:table-cell office:value-type="string" calcext:value-type="string">
            <text:p>images/joyeria/830701-MLM20387353746_082015-Y.jpg</text:p>
          </table:table-cell>
          <table:table-cell office:value-type="float" office:value="1670" calcext:value-type="float">
            <text:p>1,670.00</text:p>
          </table:table-cell>
          <table:table-cell office:value-type="float" office:value="15" calcext:value-type="float">
            <text:p>15</text:p>
          </table:table-cell>
          <table:table-cell table:formula="of:=&quot;insert into Tbl_Articulo values (&quot; &amp;[.E16] &amp; &quot;,'&quot; &amp; [.B16] &amp; &quot;',null,&quot; &amp; [.D16] &amp; &quot;,null,'&quot; &amp; [.C16] &amp; &quot;', sysdate(),null,null );&quot;" office:value-type="string" office:string-value="insert into Tbl_Articulo values (15,'Violadores En Corazón 14k Oro Aretes',null,1670,null,'images/joyeria/830701-MLM20387353746_082015-Y.jpg', sysdate(),null,null );" calcext:value-type="string">
            <text:p>insert into Tbl_Articulo values (15,'Violadores En Corazón 14k Oro Aretes',null,1670,null,'images/joyeria/830701-MLM20387353746_082015-Y.jpg', sysdate(),null,null );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a xlink:href="http://articulo.mercadolibre.com.mx/MLM-511303906-aretes-violadores-estilo-florentino-curly-_JM" xlink:type="simple">Aretes Violadores Estilo Florentino Curly</text:a></text:p>
          </table:table-cell>
          <table:table-cell office:value-type="string" calcext:value-type="string">
            <text:p>images/joyeria/707701-MLM20387485113_082015-Y.jpg</text:p>
          </table:table-cell>
          <table:table-cell office:value-type="float" office:value="1909" calcext:value-type="float">
            <text:p>1,909.00</text:p>
          </table:table-cell>
          <table:table-cell office:value-type="float" office:value="16" calcext:value-type="float">
            <text:p>16</text:p>
          </table:table-cell>
          <table:table-cell table:formula="of:=&quot;insert into Tbl_Articulo values (&quot; &amp;[.E17] &amp; &quot;,'&quot; &amp; [.B17] &amp; &quot;',null,&quot; &amp; [.D17] &amp; &quot;,null,'&quot; &amp; [.C17] &amp; &quot;', sysdate(),null,null );&quot;" office:value-type="string" office:string-value="insert into Tbl_Articulo values (16,'Aretes Violadores Estilo Florentino Curly',null,1909,null,'images/joyeria/707701-MLM20387485113_082015-Y.jpg', sysdate(),null,null );" calcext:value-type="string">
            <text:p>insert into Tbl_Articulo values (16,'Aretes Violadores Estilo Florentino Curly',null,1909,null,'images/joyeria/707701-MLM20387485113_082015-Y.jpg', sysdate(),null,null );</text:p>
          </table:table-cell>
          <table:table-cell table:number-columns-repeated="3"/>
        </table:table-row>
      </table:table>
      <table:table table:name="Articulos" table:style-name="ta1">
        <table:table-column table:style-name="co5" table:default-cell-style-name="Default"/>
        <table:table-column table:style-name="co14" table:default-cell-style-name="ce6"/>
        <table:table-column table:style-name="co5" table:default-cell-style-name="ce7"/>
        <table:table-column table:style-name="co15" table:default-cell-style-name="ce9"/>
        <table:table-column table:style-name="co16" table:default-cell-style-name="Default"/>
        <table:table-row table:style-name="ro4">
          <table:table-cell/>
          <table:table-cell table:style-name="ce5"/>
          <table:table-cell table:number-columns-repeated="3"/>
        </table:table-row>
        <table:table-row table:style-name="ro5">
          <table:table-cell/>
          <table:table-cell table:style-name="ce5" office:value-type="string" calcext:value-type="string">
            <text:p><text:a xlink:href="http://articulo.mercadolibre.com.mx/MLM-511263335-oro-violadores-sol-luna-y-corazon-aretes-14k-_JM" xlink:type="simple">Oro Violadores Sol Luna Y Corazon Aretes 14k</text:a></text:p>
          </table:table-cell>
          <table:table-cell office:value-type="currency" office:currency="MXN" office:value="2781.85" calcext:value-type="currency">
            <text:p>$2,781.85</text:p>
          </table:table-cell>
          <table:table-cell office:value-type="string" calcext:value-type="string">
            <text:p>12 MSI de $ 231.82</text:p>
          </table:table-cell>
          <table:table-cell office:value-type="string" calcext:value-type="string">
            <text:p>joyeria-957601-MLM20387028143_082015-Y.jpg</text:p>
          </table:table-cell>
        </table:table-row>
        <table:table-row table:style-name="ro6">
          <table:table-cell/>
          <table:table-cell table:style-name="ce5" office:value-type="string" calcext:value-type="string">
            <text:p>Violadores Elefante Con Volumen Aretes Oro 14k</text:p>
          </table:table-cell>
          <table:table-cell table:style-name="ce8" office:value-type="currency" office:currency="MXN" office:value="4140" calcext:value-type="currency">
            <text:p>$4,140.00</text:p>
          </table:table-cell>
          <table:table-cell table:style-name="ce10" office:value-type="string" calcext:value-type="string">
            <text:p>12 meses de $ 345.00 </text:p>
          </table:table-cell>
          <table:table-cell office:value-type="string" calcext:value-type="string">
            <text:p>joyeria-525701-MLM20387280862_082015-Y.jpg</text:p>
          </table:table-cell>
        </table:table-row>
        <table:table-row table:style-name="ro6">
          <table:table-cell/>
          <table:table-cell table:style-name="ce5" office:value-type="string" calcext:value-type="string">
            <text:p>Aretes 14k Violadores Delfin</text:p>
          </table:table-cell>
          <table:table-cell table:style-name="ce8" office:value-type="currency" office:currency="MXN" office:value="1164.95" calcext:value-type="currency">
            <text:p>$1,164.95</text:p>
          </table:table-cell>
          <table:table-cell table:style-name="ce10" office:value-type="string" calcext:value-type="string">
            <text:p>12 meses de $ 97.08 </text:p>
          </table:table-cell>
          <table:table-cell office:value-type="string" calcext:value-type="string">
            <text:p>joyeria-804701-MLM20386891451_082015-Y.jpg</text:p>
          </table:table-cell>
        </table:table-row>
        <table:table-row table:style-name="ro6">
          <table:table-cell/>
          <table:table-cell table:style-name="ce5" office:value-type="string" calcext:value-type="string">
            <text:p>Violadores Curvos Jaspeados 14k Aretes Oro</text:p>
          </table:table-cell>
          <table:table-cell table:style-name="ce8" office:value-type="currency" office:currency="MXN" office:value="2666.65" calcext:value-type="currency">
            <text:p>$2,666.65</text:p>
          </table:table-cell>
          <table:table-cell table:style-name="ce10" office:value-type="string" calcext:value-type="string">
            <text:p>12 meses de $ 222.22</text:p>
          </table:table-cell>
          <table:table-cell office:value-type="string" calcext:value-type="string">
            <text:p>joyeria-703701-MLM20387864284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253272-violadores-14k-luna-_JM" xlink:type="simple">Violadores 14k Luna</text:a></text:p>
          </table:table-cell>
          <table:table-cell office:value-type="currency" office:currency="MXN" office:value="1099.4" calcext:value-type="currency">
            <text:p>$1,099.40</text:p>
          </table:table-cell>
          <table:table-cell office:value-type="string" calcext:value-type="string">
            <text:p>12 MSI de $ 91.62</text:p>
          </table:table-cell>
          <table:table-cell office:value-type="string" calcext:value-type="string">
            <text:p>joyeria-454701-MLM20386939493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270274-violadores-estrella-14k-oro-aretes-_JM" xlink:type="simple">Violadores Estrella 14k Oro Aretes</text:a></text:p>
          </table:table-cell>
          <table:table-cell office:value-type="currency" office:currency="MXN" office:value="1099.4" calcext:value-type="currency">
            <text:p>$1,099.40</text:p>
          </table:table-cell>
          <table:table-cell table:style-name="ce11" office:value-type="string" calcext:value-type="string">
            <text:p> 12 MSI de $ 91.62</text:p>
          </table:table-cell>
          <table:table-cell office:value-type="string" calcext:value-type="string">
            <text:p>joyeria-457601-MLM20387124764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296285-violadores-estilo-florentino-14k-arete-oro-_JM" xlink:type="simple">Violadores Estilo Florentino 14k Arete Oro</text:a></text:p>
          </table:table-cell>
          <table:table-cell office:value-type="currency" office:currency="MXN" office:value="1850" calcext:value-type="currency">
            <text:p>$1,850.00</text:p>
          </table:table-cell>
          <table:table-cell office:value-type="string" calcext:value-type="string">
            <text:p>12 MSI de $ 154.17</text:p>
          </table:table-cell>
          <table:table-cell office:value-type="string" calcext:value-type="string">
            <text:p>joyeria-777601-MLM20387395426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269386-violadores-corazon-14k-aretes-de-oro-_JM" xlink:type="simple">Violadores Corazón 14k Aretes De Oro</text:a></text:p>
          </table:table-cell>
          <table:table-cell office:value-type="currency" office:currency="MXN" office:value="1035" calcext:value-type="currency">
            <text:p>$1,035.00</text:p>
          </table:table-cell>
          <table:table-cell office:value-type="string" calcext:value-type="string">
            <text:p> 12 MSI de $ 8625</text:p>
          </table:table-cell>
          <table:table-cell office:value-type="string" calcext:value-type="string">
            <text:p>joyeria-739601-MLM20387105939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265010-violadores-elefante-en-14k-oro-aretes-_JM" xlink:type="simple">Violadores Elefante En 14k Oro Aretes</text:a></text:p>
          </table:table-cell>
          <table:table-cell office:value-type="currency" office:currency="MXN" office:value="1229.35" calcext:value-type="currency">
            <text:p>$1,229.35</text:p>
          </table:table-cell>
          <table:table-cell table:style-name="ce11" office:value-type="string" calcext:value-type="string">
            <text:p> 12 MSI de $ 102.45</text:p>
          </table:table-cell>
          <table:table-cell office:value-type="string" calcext:value-type="string">
            <text:p>joyeria-635701-MLM20387065297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276253-violadores-sol-aretes-14k-oro-_JM" xlink:type="simple">Violadores Sol Aretes 14k Oro</text:a></text:p>
          </table:table-cell>
          <table:table-cell office:value-type="currency" office:currency="MXN" office:value="1294.75" calcext:value-type="currency">
            <text:p>$1,294.75</text:p>
          </table:table-cell>
          <table:table-cell table:style-name="Default" office:value-type="string" calcext:value-type="string">
            <text:p>12 MSI de $ 107.90</text:p>
          </table:table-cell>
          <table:table-cell office:value-type="string" calcext:value-type="string">
            <text:p>joyeria-433701-MLM20387164984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280653-violadores-cruz-14k-oro-aretes-_JM" xlink:type="simple">Violadores Cruz 14k Oro Aretes</text:a></text:p>
          </table:table-cell>
          <table:table-cell office:value-type="currency" office:currency="MXN" office:value="1099.4" calcext:value-type="currency">
            <text:p>$1,099.40</text:p>
          </table:table-cell>
          <table:table-cell office:value-type="string" calcext:value-type="string">
            <text:p> 12 MSI de $ 91.62</text:p>
          </table:table-cell>
          <table:table-cell office:value-type="string" calcext:value-type="string">
            <text:p>joyeria-605701-MLM20387243498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287170-violadores-en-aro-14k-aretes-oro-_JM" xlink:type="simple">Violadores En Aro 14k Aretes Oro</text:a></text:p>
          </table:table-cell>
          <table:table-cell office:value-type="currency" office:currency="MXN" office:value="2386.26" calcext:value-type="currency">
            <text:p>$2,386.26</text:p>
          </table:table-cell>
          <table:table-cell office:value-type="string" calcext:value-type="string">
            <text:p>12 MSI de $ 198.86</text:p>
          </table:table-cell>
          <table:table-cell office:value-type="string" calcext:value-type="string">
            <text:p>joyeria-113701-MLM20387310689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282331-violadores-elefante-14k-oro-aretes-_JM" xlink:type="simple">Violadores Elefante 14k Oro Aretes</text:a></text:p>
          </table:table-cell>
          <table:table-cell office:value-type="currency" office:currency="MXN" office:value="1035" calcext:value-type="currency">
            <text:p>$1,035.00</text:p>
          </table:table-cell>
          <table:table-cell office:value-type="string" calcext:value-type="string">
            <text:p>12 MSI de $ 86.25</text:p>
          </table:table-cell>
          <table:table-cell office:value-type="string" calcext:value-type="string">
            <text:p>joyeria-196701-MLM20387263551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290352-violadores-media-luna-14k-aretes-oro-_JM" xlink:type="simple">Violadores Media Luna 14k Aretes Oro</text:a></text:p>
          </table:table-cell>
          <table:table-cell office:value-type="currency" office:currency="MXN" office:value="2745" calcext:value-type="currency">
            <text:p>$2,745.00</text:p>
          </table:table-cell>
          <table:table-cell office:value-type="string" calcext:value-type="string">
            <text:p>12 MSI de $ 228.75</text:p>
          </table:table-cell>
          <table:table-cell office:value-type="string" calcext:value-type="string">
            <text:p>joyeria-255701-MLM20387342600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291629-violadores-en-corazon-14k-oro-aretes-_JM" xlink:type="simple">Violadores En Corazón 14k Oro Aretes</text:a></text:p>
          </table:table-cell>
          <table:table-cell office:value-type="currency" office:currency="MXN" office:value="1670" calcext:value-type="currency">
            <text:p>$1,670.00</text:p>
          </table:table-cell>
          <table:table-cell office:value-type="string" calcext:value-type="string">
            <text:p> 12 MSI de $ 139.17</text:p>
          </table:table-cell>
          <table:table-cell office:value-type="string" calcext:value-type="string">
            <text:p>joyeria-830701-MLM20387353746_082015-Y.jpg</text:p>
          </table:table-cell>
        </table:table-row>
        <table:table-row table:style-name="ro7">
          <table:table-cell/>
          <table:table-cell office:value-type="string" calcext:value-type="string">
            <text:p><text:a xlink:href="http://articulo.mercadolibre.com.mx/MLM-511303906-aretes-violadores-estilo-florentino-curly-_JM" xlink:type="simple">Aretes Violadores Estilo Florentino Curly</text:a></text:p>
          </table:table-cell>
          <table:table-cell office:value-type="currency" office:currency="MXN" office:value="1909" calcext:value-type="currency">
            <text:p>$1,909.00</text:p>
          </table:table-cell>
          <table:table-cell office:value-type="string" calcext:value-type="string">
            <text:p>12 MSI de $ 159.08</text:p>
          </table:table-cell>
          <table:table-cell office:value-type="string" calcext:value-type="string">
            <text:p>joyeria-707701-MLM20387485113_082015-Y.jpg</text:p>
          </table:table-cell>
        </table:table-row>
      </table:table>
      <table:named-expressions/>
      <table:database-ranges>
        <table:database-range table:name="__Anonymous_Sheet_DB__0" table:target-range-address="Cat_Categoria.A1:Cat_Categoria.B9" table:display-filter-buttons="true">
          <table:sort>
            <table:sort-by table:field-number="1" table:data-type="automatic"/>
          </table:sort>
        </table:database-range>
        <table:database-range table:name="__Anonymous_Sheet_DB__1" table:target-range-address="Cat_Tipo_Producto.A1:Cat_Tipo_Producto.B5" table:display-filter-buttons="true" table:orientation="column"/>
        <table:database-range table:name="__Anonymous_Sheet_DB__2" table:target-range-address="Tbl_Articulo.A1:Tbl_Articulo.B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0/00/0000</text:date>, <text:time style:data-style-name="N2" text:time-value="21:10:57.2581854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0T15:29:35.493586120</meta:creation-date>
    <dc:date>2015-08-30T21:18:58.481377445</dc:date>
    <meta:editing-duration>PT36M2S</meta:editing-duration>
    <meta:editing-cycles>5</meta:editing-cycles>
    <meta:generator>LibreOffice/5.0.0.5$Linux_X86_64 LibreOffice_project/437e4abdf9e72fd0a6e6f8697a0e659bc77f9b10</meta:generator>
    <meta:document-statistic meta:table-count="4" meta:cell-count="203" meta:object-count="0"/>
  </office:meta>
</office:document-meta>
</file>